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1.14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Helvetica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09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Warm Up Day 1</text:p>
          </table:table-cell>
          <table:table-cell office:value-type="string" calcext:value-type="string">
            <text:p>Warm Up Day 2</text:p>
          </table:table-cell>
          <table:table-cell office:value-type="string" calcext:value-type="string">
            <text:p>Warm Up Day 3</text:p>
          </table:table-cell>
          <table:table-cell office:value-type="string" calcext:value-type="string">
            <text:p>Warm Up Day 4</text:p>
          </table:table-cell>
          <table:table-cell office:value-type="string" calcext:value-type="string">
            <text:p>Warm Up Day 5</text:p>
          </table:table-cell>
          <table:table-cell office:value-type="string" calcext:value-type="string">
            <text:p>Lab Activity 1</text:p>
          </table:table-cell>
          <table:table-cell office:value-type="string" calcext:value-type="string">
            <text:p>Lab Activity 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Raw Grade</text:p>
          </table:table-cell>
          <table:table-cell office:value-type="string" calcext:value-type="string">
            <text:p>With Curv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Beaver</text:p>
          </table:table-cell>
          <table:table-cell table:style-name="ce2" office:value-type="string" calcext:value-type="string">
            <text:p>cbeaver@poets.whittier.ed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15385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 table:formula="of:=13/15" office:value-type="float" office:value="0.866666666666667" calcext:value-type="float">
            <text:p>0.866666666666667</text:p>
          </table:table-cell>
          <table:table-cell table:formula="of:=24.5/30" office:value-type="float" office:value="0.816666666666667" calcext:value-type="float">
            <text:p>0.816666666666667</text:p>
          </table:table-cell>
          <table:table-cell table:formula="of:=7/10" office:value-type="float" office:value="0.7" calcext:value-type="float">
            <text:p>0.7</text:p>
          </table:table-cell>
          <table:table-cell table:formula="of:=0.2*AVERAGE(1)+0.3*AVERAGE([.K2:.M2])+0.25*[.N2]+0.25*[.O2]" office:value-type="float" office:value="0.843183760683761" calcext:value-type="float">
            <text:p>0.843183760683761</text:p>
          </table:table-cell>
          <table:table-cell table:formula="of:=[.P2]+0.06" office:value-type="float" office:value="0.903183760683761" calcext:value-type="float">
            <text:p>0.9031837606837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ynthia</text:p>
          </table:table-cell>
          <table:table-cell office:value-type="string" calcext:value-type="string">
            <text:p>Cruz</text:p>
          </table:table-cell>
          <table:table-cell table:style-name="ce2" office:value-type="string" calcext:value-type="string">
            <text:p>ccruz3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8/26"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33333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0.2*AVERAGE(1)+0.3*AVERAGE([.K3:.M3])+0.25*[.N3]+0.25*[.O3]" office:value-type="float" office:value="0.844230769230769" calcext:value-type="float">
            <text:p>0.844230769230769</text:p>
          </table:table-cell>
          <table:table-cell table:formula="of:=[.P3]+0.06" office:value-type="float" office:value="0.904230769230769" calcext:value-type="float">
            <text:p>0.90423076923076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Romero</text:p>
          </table:table-cell>
          <table:table-cell table:style-name="ce2" office:value-type="string" calcext:value-type="string">
            <text:p>aromero5@poets.whittier.ed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076923</text:p>
          </table:table-cell>
          <table:table-cell table:formula="of:=12/18"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.2*AVERAGE(1)+0.3*AVERAGE([.K4:.M4])+0.25*[.N4]+0.25*[.O4]" office:value-type="float" office:value="0.358974358974359" calcext:value-type="float">
            <text:p>0.358974358974359</text:p>
          </table:table-cell>
          <table:table-cell table:formula="of:=[.P4]+0.06" office:value-type="float" office:value="0.418974358974359" calcext:value-type="float">
            <text:p>0.418974358974359</text:p>
          </table:table-cell>
          <table:table-cell table:number-columns-repeated="100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8-11">00/00/0000</text:date>, <text:time style:data-style-name="N2" text:time-value="08:40:33.562117944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0-07-15T21:16:59</meta:creation-date>
    <dc:date>2022-08-11T08:43:58.706288265</dc:date>
    <meta:editing-duration>PT9H12M1S</meta:editing-duration>
    <meta:editing-cycles>79</meta:editing-cycles>
    <meta:document-statistic meta:table-count="1" meta:cell-count="68" meta:object-count="0"/>
  </office:meta>
</office:document-meta>
</file>